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551cm"/>
    </style:style>
    <style:style style:name="Tabella3.C" style:family="table-column">
      <style:table-column-properties style:column-width="7.25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200dd0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1368de" officeooo:paragraph-rsid="001368de" style:font-name-asian="SimSun" style:font-size-asian="11pt" style:font-weight-asian="bold" style:font-name-complex="Tahoma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200dd0" officeooo:paragraph-rsid="00200dd0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0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6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7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2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Footer">
      <style:paragraph-properties fo:text-align="end" style:justify-single-word="false"/>
      <style:text-properties style:font-name="Verdana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ing">
      <style:text-properties style:font-name="Verdana" fo:font-size="11pt" style:font-size-asian="11pt" style:font-size-complex="11pt"/>
    </style:style>
    <style:style style:name="P3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15624f"/>
    </style:style>
    <style:style style:name="T5" style:family="text">
      <style:text-properties officeooo:rsid="00173b79"/>
    </style:style>
    <style:style style:name="T6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text-input text:description="&lt;for each=&quot;o in objects&quot;&gt;">starts for loop item objects</text:text-input></text:p>
      <text:p text:style-name="P18"><text:placeholder text:placeholder-type="text">&lt;setLang('it_IT')&gt;</text:placeholder></text:p>
      <text:p text:style-name="P18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35">N. Partita:</text:p>
            <text:p text:style-name="P27"><text:placeholder text:placeholder-type="text">&lt;o.name&gt;</text:placeholder></text:p>
          </table:table-cell>
          <table:table-cell table:style-name="Tabella1.A2" office:value-type="string">
            <text:p text:style-name="P6">Prodotto: </text:p>
            <text:p text:style-name="P26">[<text:placeholder text:placeholder-type="text">&lt;o.product_id.default_code&gt;</text:placeholder>]</text:p>
            <text:p text:style-name="P26"><text:placeholder text:placeholder-type="text">&lt;o.product_id.name&gt;</text:placeholder></text:p>
          </table:table-cell>
          <table:table-cell table:style-name="Tabella1.A2" office:value-type="string">
            <text:p text:style-name="P6">Impianto:</text:p>
            <text:p text:style-name="P25"/>
          </table:table-cell>
          <table:table-cell table:style-name="Tabella1.D2" office:value-type="string">
            <text:p text:style-name="P6"><text:span text:style-name="T5">Lavorazioni</text:span>:</text:p>
            <text:p text:style-name="P34"><text:text-input text:description="&lt;for each=&quot;wc in o.workcenter_lines&quot;&gt;">loop wc</text:text-input></text:p>
            <text:p text:style-name="P29"><text:placeholder text:placeholder-type="text">&lt;formatLang(wc.real_date_planned, date_time=True)&gt;</text:placeholder></text:p>
            <text:p text:style-name="P22"><text:text-input text:description="&lt;/for&gt;">/loop wc</text:text-input></text:p>
            <text:p text:style-name="P28"/>
          </table:table-cell>
        </table:table-row>
      </table:table>
      <text:p text:style-name="P2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7">Cod. Dog<text:span text:style-name="T4">an.</text:span></text:p>
          </table:table-cell>
          <table:table-cell table:style-name="Tabella2.A1" office:value-type="string">
            <text:p text:style-name="P3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A1" office:value-type="string">
            <text:p text:style-name="P8">Lotto</text:p>
          </table:table-cell>
          <table:table-cell table:style-name="Tabella2.G1" office:value-type="string">
            <text:p text:style-name="P4">Variazioni</text:p>
          </table:table-cell>
        </table:table-row>
        <table:table-row>
          <table:table-cell table:style-name="Tabella2.A2" table:number-columns-spanned="7" office:value-type="string">
            <text:p text:style-name="P33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7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38"><text:placeholder text:placeholder-type="text">&lt;material.product_id.name&gt;</text:placeholder><text:span text:style-name="T6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30"><text:placeholder text:placeholder-type="text">&lt;material.quantity / 1&gt;</text:placeholder></text:p>
          </table:table-cell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9"/>
          </table:table-cell>
          <table:table-cell table:style-name="Tabella2.A2" office:value-type="string">
            <text:p text:style-name="P9"/>
          </table:table-cell>
        </table:table-row>
        <table:table-row>
          <table:table-cell table:style-name="Tabella2.A2" table:number-columns-spanned="7" office:value-type="string">
            <text:p text:style-name="P33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5">Totale</text:p>
          </table:table-cell>
          <table:covered-table-cell/>
          <table:table-cell table:style-name="Tabella2.A3" office:value-type="string">
            <text:p text:style-name="P31"><text:placeholder text:placeholder-type="text">&lt;o.product_qty / 1&gt;</text:placeholder></text:p>
          </table:table-cell>
          <table:table-cell table:style-name="Tabella2.A3" office:value-type="string">
            <text:p text:style-name="P10"/>
          </table:table-cell>
          <table:table-cell table:style-name="Tabella2.A3" office:value-type="string">
            <text:p text:style-name="P10"/>
          </table:table-cell>
          <table:table-cell table:style-name="Tabella2.A2" table:number-columns-spanned="2" office:value-type="string">
            <text:p text:style-name="P10"/>
          </table:table-cell>
          <table:covered-table-cell/>
        </table:table-row>
      </table:table>
      <text:p text:style-name="P3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12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"parameter_time_misc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"parameter_temperature"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11"/>
          </table:table-cell>
          <table:covered-table-cell/>
          <table:covered-table-cell/>
        </table:table-row>
      </table:table>
      <text:p text:style-name="P33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7"><text:placeholder text:placeholder-type="text">&lt;o.name&gt;</text:placeholder></text:p>
          </table:table-cell>
          <table:table-cell table:style-name="Tabella5.A2" office:value-type="string">
            <text:p text:style-name="P2">Prodotto: </text:p>
            <text:p text:style-name="P25">[<text:placeholder text:placeholder-type="text">&lt;o.product_id.default_code&gt;</text:placeholder>]</text:p>
            <text:p text:style-name="P25"><text:placeholder text:placeholder-type="text">&lt;o.product_id.name&gt;</text:placeholder></text:p>
          </table:table-cell>
          <table:table-cell table:style-name="Tabella5.A2" office:value-type="string">
            <text:p text:style-name="P2">Impianto:</text:p>
            <text:p text:style-name="P25"/>
          </table:table-cell>
          <table:table-cell table:style-name="Tabella5.D2" office:value-type="string">
            <text:p text:style-name="P2">Data:</text:p>
            <text:p text:style-name="P25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33"><text:text-input text:description="&lt;for each=&quot;ol in o.order_lines_ids&quot;&gt;">starts for loop item objects</text:text-input></text:p>
            <text:p text:style-name="P13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33"><text:text-input text:description="&lt;/for&gt;">/for</text:text-input></text:p>
            <text:p text:style-name="P33"><text:text-input text:description="&lt;for each=&quot;ol in o.package_ids&quot;&gt;">starts for loop item objects</text:text-input></text:p>
            <text:p text:style-name="P13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3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">Note: <text:span text:style-name="T3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21"/>
      <text:p text:style-name="P19"><text:soft-page-break/>Legenda: Q.C.P. = Quality Control Passed</text:p>
      <text:p text:style-name="P14"><text:placeholder text:placeholder-type="text">&lt;if test="len(objects)&gt;1 and o.id!=objects[-1].id"&gt;</text:placeholder></text:p>
      <text:p text:style-name="P36"/>
      <text:p text:style-name="P23"><text:placeholder text:placeholder-type="text">&lt;/if&gt;</text:placeholder></text:p>
      <text:p text:style-name="P20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PRODU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29T08:05:40.860763723</dc:date>
    <meta:editing-duration>P1DT16H43M16S</meta:editing-duration>
    <meta:editing-cycles>269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6" meta:word-count="199" meta:character-count="1912" meta:non-whitespace-character-count="1802"/>
    <meta:user-defined meta:name="Info 1"/>
    <meta:user-defined meta:name="Info 2"/>
    <meta:user-defined meta:name="Info 3"/>
    <meta:user-defined meta:name="Info 4"/>
  </office:meta>
</office:document-meta>
</file>